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raficos" table:style-name="ta1">
        <table:table-column table:style-name="co1" table:number-columns-repeated="10" table:default-cell-style-name="Default"/>
        <table:table-row table:style-name="ro1">
          <table:table-cell office:value-type="float" office:value="1.1373" calcext:value-type="float">
            <text:p>1.1373</text:p>
          </table:table-cell>
          <table:table-cell office:value-type="float" office:value="0.90675" calcext:value-type="float">
            <text:p>0.90675</text:p>
          </table:table-cell>
          <table:table-cell office:value-type="float" office:value="0.841433" calcext:value-type="float">
            <text:p>0.841433</text:p>
          </table:table-cell>
          <table:table-cell office:value-type="float" office:value="0.804375" calcext:value-type="float">
            <text:p>0.804375</text:p>
          </table:table-cell>
          <table:table-cell office:value-type="float" office:value="1.02922" calcext:value-type="float">
            <text:p>1.02922</text:p>
          </table:table-cell>
          <table:table-cell office:value-type="float" office:value="1.070933" calcext:value-type="float">
            <text:p>1.070933</text:p>
          </table:table-cell>
          <table:table-cell office:value-type="float" office:value="0.843971" calcext:value-type="float">
            <text:p>0.843971</text:p>
          </table:table-cell>
          <table:table-cell office:value-type="float" office:value="0.85335" calcext:value-type="float">
            <text:p>0.85335</text:p>
          </table:table-cell>
          <table:table-cell office:value-type="float" office:value="0.854833" calcext:value-type="float">
            <text:p>0.854833</text:p>
          </table:table-cell>
          <table:table-cell office:value-type="float" office:value="0.85267" calcext:value-type="float">
            <text:p>0.85267</text:p>
          </table:table-cell>
        </table:table-row>
        <table:table-row table:style-name="ro1">
          <table:table-cell office:value-type="float" office:value="0.7642" calcext:value-type="float">
            <text:p>0.7642</text:p>
          </table:table-cell>
          <table:table-cell office:value-type="float" office:value="0.75675" calcext:value-type="float">
            <text:p>0.75675</text:p>
          </table:table-cell>
          <table:table-cell office:value-type="float" office:value="0.829933" calcext:value-type="float">
            <text:p>0.829933</text:p>
          </table:table-cell>
          <table:table-cell office:value-type="float" office:value="0.855587" calcext:value-type="float">
            <text:p>0.855587</text:p>
          </table:table-cell>
          <table:table-cell office:value-type="float" office:value="0.85293" calcext:value-type="float">
            <text:p>0.85293</text:p>
          </table:table-cell>
          <table:table-cell office:value-type="float" office:value="0.854083" calcext:value-type="float">
            <text:p>0.85408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3387" calcext:value-type="float">
            <text:p>0.853387</text:p>
          </table:table-cell>
          <table:table-cell office:value-type="float" office:value="0.854189" calcext:value-type="float">
            <text:p>0.854189</text:p>
          </table:table-cell>
          <table:table-cell office:value-type="float" office:value="0.85189" calcext:value-type="float">
            <text:p>0.85189</text:p>
          </table:table-cell>
        </table:table-row>
        <table:table-row table:style-name="ro1">
          <table:table-cell office:value-type="float" office:value="0.763833" calcext:value-type="float">
            <text:p>0.763833</text:p>
          </table:table-cell>
          <table:table-cell office:value-type="float" office:value="0.842467" calcext:value-type="float">
            <text:p>0.842467</text:p>
          </table:table-cell>
          <table:table-cell office:value-type="float" office:value="0.855356" calcext:value-type="float">
            <text:p>0.855356</text:p>
          </table:table-cell>
          <table:table-cell office:value-type="float" office:value="0.856058" calcext:value-type="float">
            <text:p>0.856058</text:p>
          </table:table-cell>
          <table:table-cell office:value-type="float" office:value="0.85756" calcext:value-type="float">
            <text:p>0.85756</text:p>
          </table:table-cell>
          <table:table-cell office:value-type="float" office:value="0.853294" calcext:value-type="float">
            <text:p>0.853294</text:p>
          </table:table-cell>
          <table:table-cell office:value-type="float" office:value="0.909529" calcext:value-type="float">
            <text:p>0.909529</text:p>
          </table:table-cell>
          <table:table-cell office:value-type="float" office:value="0.974042" calcext:value-type="float">
            <text:p>0.974042</text:p>
          </table:table-cell>
          <table:table-cell office:value-type="float" office:value="1.165844" calcext:value-type="float">
            <text:p>1.165844</text:p>
          </table:table-cell>
          <table:table-cell office:value-type="float" office:value="1.11371" calcext:value-type="float">
            <text:p>1.11371</text:p>
          </table:table-cell>
        </table:table-row>
        <table:table-row table:style-name="ro1">
          <table:table-cell office:value-type="float" office:value="0.764425" calcext:value-type="float">
            <text:p>0.764425</text:p>
          </table:table-cell>
          <table:table-cell office:value-type="float" office:value="0.856675" calcext:value-type="float">
            <text:p>0.856675</text:p>
          </table:table-cell>
          <table:table-cell office:value-type="float" office:value="0.890417" calcext:value-type="float">
            <text:p>0.890417</text:p>
          </table:table-cell>
          <table:table-cell office:value-type="float" office:value="0.858163" calcext:value-type="float">
            <text:p>0.858163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916108" calcext:value-type="float">
            <text:p>0.916108</text:p>
          </table:table-cell>
          <table:table-cell office:value-type="float" office:value="0.972225" calcext:value-type="float">
            <text:p>0.972225</text:p>
          </table:table-cell>
          <table:table-cell office:value-type="float" office:value="1.193194" calcext:value-type="float">
            <text:p>1.193194</text:p>
          </table:table-cell>
          <table:table-cell office:value-type="float" office:value="1.382986" calcext:value-type="float">
            <text:p>1.382986</text:p>
          </table:table-cell>
          <table:table-cell office:value-type="float" office:value="1.623927" calcext:value-type="float">
            <text:p>1.623927</text:p>
          </table:table-cell>
        </table:table-row>
        <table:table-row table:style-name="ro1">
          <table:table-cell office:value-type="float" office:value="0.78794" calcext:value-type="float">
            <text:p>0.78794</text:p>
          </table:table-cell>
          <table:table-cell office:value-type="float" office:value="0.85712" calcext:value-type="float">
            <text:p>0.85712</text:p>
          </table:table-cell>
          <table:table-cell office:value-type="float" office:value="0.856567" calcext:value-type="float">
            <text:p>0.856567</text:p>
          </table:table-cell>
          <table:table-cell office:value-type="float" office:value="0.855925" calcext:value-type="float">
            <text:p>0.855925</text:p>
          </table:table-cell>
          <table:table-cell office:value-type="float" office:value="0.920208" calcext:value-type="float">
            <text:p>0.920208</text:p>
          </table:table-cell>
          <table:table-cell office:value-type="float" office:value="1.052273" calcext:value-type="float">
            <text:p>1.052273</text:p>
          </table:table-cell>
          <table:table-cell office:value-type="float" office:value="1.308274" calcext:value-type="float">
            <text:p>1.308274</text:p>
          </table:table-cell>
          <table:table-cell office:value-type="float" office:value="1.569967" calcext:value-type="float">
            <text:p>1.569967</text:p>
          </table:table-cell>
          <table:table-cell office:value-type="float" office:value="1.945744" calcext:value-type="float">
            <text:p>1.945744</text:p>
          </table:table-cell>
          <table:table-cell office:value-type="float" office:value="2.312286" calcext:value-type="float">
            <text:p>2.312286</text:p>
          </table:table-cell>
        </table:table-row>
        <table:table-row table:style-name="ro1">
          <table:table-cell office:value-type="float" office:value="0.816833" calcext:value-type="float">
            <text:p>0.816833</text:p>
          </table:table-cell>
          <table:table-cell office:value-type="float" office:value="0.860217" calcext:value-type="float">
            <text:p>0.860217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37746" calcext:value-type="float">
            <text:p>0.937746</text:p>
          </table:table-cell>
          <table:table-cell office:value-type="float" office:value="1.091617" calcext:value-type="float">
            <text:p>1.091617</text:p>
          </table:table-cell>
          <table:table-cell office:value-type="float" office:value="1.302042" calcext:value-type="float">
            <text:p>1.302042</text:p>
          </table:table-cell>
          <table:table-cell office:value-type="float" office:value="1.786181" calcext:value-type="float">
            <text:p>1.786181</text:p>
          </table:table-cell>
          <table:table-cell office:value-type="float" office:value="2.576152" calcext:value-type="float">
            <text:p>2.576152</text:p>
          </table:table-cell>
          <table:table-cell office:value-type="float" office:value="2.58987" calcext:value-type="float">
            <text:p>2.58987</text:p>
          </table:table-cell>
          <table:table-cell office:value-type="float" office:value="2.649537" calcext:value-type="float">
            <text:p>2.649537</text:p>
          </table:table-cell>
        </table:table-row>
        <table:table-row table:style-name="ro1">
          <table:table-cell office:value-type="float" office:value="0.839129" calcext:value-type="float">
            <text:p>0.839129</text:p>
          </table:table-cell>
          <table:table-cell office:value-type="float" office:value="0.901479" calcext:value-type="float">
            <text:p>0.901479</text:p>
          </table:table-cell>
          <table:table-cell office:value-type="float" office:value="0.903714" calcext:value-type="float">
            <text:p>0.903714</text:p>
          </table:table-cell>
          <table:table-cell office:value-type="float" office:value="1.009407" calcext:value-type="float">
            <text:p>1.009407</text:p>
          </table:table-cell>
          <table:table-cell office:value-type="float" office:value="1.268714" calcext:value-type="float">
            <text:p>1.268714</text:p>
          </table:table-cell>
          <table:table-cell office:value-type="float" office:value="1.780386" calcext:value-type="float">
            <text:p>1.780386</text:p>
          </table:table-cell>
          <table:table-cell office:value-type="float" office:value="2.276743" calcext:value-type="float">
            <text:p>2.276743</text:p>
          </table:table-cell>
          <table:table-cell office:value-type="float" office:value="2.572521" calcext:value-type="float">
            <text:p>2.572521</text:p>
          </table:table-cell>
          <table:table-cell office:value-type="float" office:value="2.72101" calcext:value-type="float">
            <text:p>2.72101</text:p>
          </table:table-cell>
          <table:table-cell office:value-type="float" office:value="2.828877" calcext:value-type="float">
            <text:p>2.828877</text:p>
          </table:table-cell>
        </table:table-row>
        <table:table-row table:style-name="ro1">
          <table:table-cell office:value-type="float" office:value="0.843163" calcext:value-type="float">
            <text:p>0.843163</text:p>
          </table:table-cell>
          <table:table-cell office:value-type="float" office:value="0.899594" calcext:value-type="float">
            <text:p>0.899594</text:p>
          </table:table-cell>
          <table:table-cell office:value-type="float" office:value="0.944842" calcext:value-type="float">
            <text:p>0.944842</text:p>
          </table:table-cell>
          <table:table-cell office:value-type="float" office:value="1.173412" calcext:value-type="float">
            <text:p>1.173412</text:p>
          </table:table-cell>
          <table:table-cell office:value-type="float" office:value="1.62217" calcext:value-type="float">
            <text:p>1.62217</text:p>
          </table:table-cell>
          <table:table-cell office:value-type="float" office:value="2.227102" calcext:value-type="float">
            <text:p>2.227102</text:p>
          </table:table-cell>
          <table:table-cell office:value-type="float" office:value="2.53673" calcext:value-type="float">
            <text:p>2.53673</text:p>
          </table:table-cell>
          <table:table-cell office:value-type="float" office:value="2.736214" calcext:value-type="float">
            <text:p>2.736214</text:p>
          </table:table-cell>
          <table:table-cell office:value-type="float" office:value="2.857936" calcext:value-type="float">
            <text:p>2.857936</text:p>
          </table:table-cell>
          <table:table-cell office:value-type="float" office:value="2.916236" calcext:value-type="float">
            <text:p>2.916236</text:p>
          </table:table-cell>
        </table:table-row>
        <table:table-row table:style-name="ro1">
          <table:table-cell office:value-type="float" office:value="0.847744" calcext:value-type="float">
            <text:p>0.847744</text:p>
          </table:table-cell>
          <table:table-cell office:value-type="float" office:value="0.896806" calcext:value-type="float">
            <text:p>0.896806</text:p>
          </table:table-cell>
          <table:table-cell office:value-type="float" office:value="0.961785" calcext:value-type="float">
            <text:p>0.961785</text:p>
          </table:table-cell>
          <table:table-cell office:value-type="float" office:value="1.347594" calcext:value-type="float">
            <text:p>1.347594</text:p>
          </table:table-cell>
          <table:table-cell office:value-type="float" office:value="2.037667" calcext:value-type="float">
            <text:p>2.037667</text:p>
          </table:table-cell>
          <table:table-cell office:value-type="float" office:value="2.482498" calcext:value-type="float">
            <text:p>2.482498</text:p>
          </table:table-cell>
          <table:table-cell office:value-type="float" office:value="2.701768" calcext:value-type="float">
            <text:p>2.701768</text:p>
          </table:table-cell>
          <table:table-cell office:value-type="float" office:value="2.878378" calcext:value-type="float">
            <text:p>2.878378</text:p>
          </table:table-cell>
          <table:table-cell office:value-type="float" office:value="2.935025" calcext:value-type="float">
            <text:p>2.935025</text:p>
          </table:table-cell>
          <table:table-cell office:value-type="float" office:value="3.086924" calcext:value-type="float">
            <text:p>3.086924</text:p>
          </table:table-cell>
        </table:table-row>
        <table:table-row table:style-name="ro1">
          <table:table-cell office:value-type="float" office:value="0.88377" calcext:value-type="float">
            <text:p>0.88377</text:p>
          </table:table-cell>
          <table:table-cell office:value-type="float" office:value="0.903975" calcext:value-type="float">
            <text:p>0.903975</text:p>
          </table:table-cell>
          <table:table-cell office:value-type="float" office:value="1.102203" calcext:value-type="float">
            <text:p>1.102203</text:p>
          </table:table-cell>
          <table:table-cell office:value-type="float" office:value="1.636848" calcext:value-type="float">
            <text:p>1.636848</text:p>
          </table:table-cell>
          <table:table-cell office:value-type="float" office:value="2.356428" calcext:value-type="float">
            <text:p>2.356428</text:p>
          </table:table-cell>
          <table:table-cell office:value-type="float" office:value="2.642298" calcext:value-type="float">
            <text:p>2.642298</text:p>
          </table:table-cell>
          <table:table-cell office:value-type="float" office:value="2.819647" calcext:value-type="float">
            <text:p>2.819647</text:p>
          </table:table-cell>
          <table:table-cell office:value-type="float" office:value="2.92432" calcext:value-type="float">
            <text:p>2.92432</text:p>
          </table:table-cell>
          <table:table-cell office:value-type="float" office:value="2.961372" calcext:value-type="float">
            <text:p>2.961372</text:p>
          </table:table-cell>
          <table:table-cell office:value-type="float" office:value="2.992141" calcext:value-type="float">
            <text:p>2.992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21:15:45.706858624</dc:date>
    <meta:editing-duration>PT7M40S</meta:editing-duration>
    <meta:editing-cycles>2</meta:editing-cycles>
    <meta:generator>LibreOffice/5.1.2.2.0$Linux_X86_64 LibreOffice_project/10m0$Build-2</meta:generator>
    <meta:document-statistic meta:table-count="1" meta:cell-count="100" meta:object-count="0"/>
  </office:meta>
</office:document-meta>
</file>